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3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3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3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3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3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3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4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4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5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6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7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8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9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0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1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2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3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4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5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6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7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8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9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0" style:family="paragraph" style:parent-style-name="Text_20_body" style:list-style-name="L2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1" style:family="paragraph" style:parent-style-name="Text_20_body" style:list-style-name="L3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2" style:family="paragraph" style:parent-style-name="Text_20_body" style:list-style-name="L3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3" style:family="paragraph" style:parent-style-name="Text_20_body" style:list-style-name="L3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4" style:family="paragraph" style:parent-style-name="Text_20_body" style:list-style-name="L3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5" style:family="paragraph" style:parent-style-name="Text_20_body" style:list-style-name="L3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6" style:family="paragraph" style:parent-style-name="Text_20_body" style:list-style-name="L4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7" style:family="paragraph" style:parent-style-name="Text_20_body">
      <style:paragraph-properties fo:margin-top="0in" fo:margin-bottom="0.0138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1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1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1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1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1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1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1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1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2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2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2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6" style:family="paragraph" style:parent-style-name="Text_20_body" style:list-style-name="L2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7" style:family="paragraph" style:parent-style-name="Text_20_body" style:list-style-name="L2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8" style:family="paragraph" style:parent-style-name="Text_20_body" style:list-style-name="L2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9" style:family="paragraph" style:parent-style-name="Text_20_body" style:list-style-name="L3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0" style:family="paragraph" style:parent-style-name="Text_20_body" style:list-style-name="L3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1" style:family="paragraph" style:parent-style-name="Text_20_body" style:list-style-name="L3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2" style:family="paragraph" style:parent-style-name="Text_20_body" style:list-style-name="L3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3" style:family="paragraph" style:parent-style-name="Text_20_body" style:list-style-name="L3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4" style:family="paragraph" style:parent-style-name="Text_20_body" style:list-style-name="L4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5" style:family="paragraph" style:parent-style-name="Text_20_body" style:list-style-name="L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96" style:family="paragraph" style:parent-style-name="Text_20_body" style:list-style-name="L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97" style:family="paragraph" style:parent-style-name="Text_20_body" style:list-style-name="L1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98" style:family="paragraph" style:parent-style-name="Text_20_body" style:list-style-name="L1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99" style:family="paragraph" style:parent-style-name="Text_20_body" style:list-style-name="L2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0" style:family="paragraph" style:parent-style-name="Text_20_body" style:list-style-name="L2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1" style:family="paragraph" style:parent-style-name="Text_20_body" style:list-style-name="L2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2" style:family="paragraph" style:parent-style-name="Text_20_body" style:list-style-name="L2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3" style:family="paragraph" style:parent-style-name="Text_20_body" style:list-style-name="L3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4" style:family="paragraph" style:parent-style-name="Text_20_body" style:list-style-name="L3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5" style:family="paragraph" style:parent-style-name="Text_20_body" style:list-style-name="L3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6" style:family="paragraph" style:parent-style-name="Text_20_body" style:list-style-name="L3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7" style:family="paragraph" style:parent-style-name="Text_20_body" style:list-style-name="L3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8" style:family="paragraph" style:parent-style-name="Text_20_body">
      <style:paragraph-properties fo:margin-top="0in" fo:margin-bottom="0.0138in" loext:contextual-spacing="false" fo:line-height="138%" style:writing-mode="lr-tb"/>
      <style:text-properties fo:font-variant="normal" fo:text-transform="none" fo:color="#ffffff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3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8f6285a-7fff-5a0b-d446-a9d63f69c9fa"/>1: What does HTML stand for?</text:p>
      <text:list xml:id="list3948551984" text:style-name="L1">
        <text:list-item>
          <text:p text:style-name="P2">Home Tool Markup Language  </text:p>
        </text:list-item>
        <text:list-item>
          <text:p text:style-name="P40">Hyper Text Markup Language  </text:p>
        </text:list-item>
        <text:list-item>
          <text:p text:style-name="P68">Hyperlinks and Text Markup Language</text:p>
        </text:list-item>
      </text:list>
      <text:p text:style-name="P1">2: Who is making the Web standards?</text:p>
      <text:list xml:id="list1486993355" text:style-name="L2">
        <text:list-item>
          <text:p text:style-name="P3">Mozilla  </text:p>
        </text:list-item>
        <text:list-item>
          <text:p text:style-name="P3">Google</text:p>
        </text:list-item>
        <text:list-item>
          <text:p text:style-name="P3">Microsoft</text:p>
        </text:list-item>
        <text:list-item>
          <text:p text:style-name="P95">The World Wide Web Consortium  </text:p>
        </text:list-item>
      </text:list>
      <text:p text:style-name="P1">3: Choose the correct HTML element for the largest heading:</text:p>
      <text:list xml:id="list2984338231" text:style-name="L3">
        <text:list-item>
          <text:p text:style-name="P41">&lt;h1&gt;  </text:p>
        </text:list-item>
        <text:list-item>
          <text:p text:style-name="P4">&lt;h6&gt;</text:p>
        </text:list-item>
        <text:list-item>
          <text:p text:style-name="P4">&lt;heading&gt;</text:p>
        </text:list-item>
        <text:list-item>
          <text:p text:style-name="P69">&lt;head&gt;</text:p>
        </text:list-item>
      </text:list>
      <text:p text:style-name="P1">4: What is the correct HTML element for inserting a line break?</text:p>
      <text:list xml:id="list2253345044" text:style-name="L4">
        <text:list-item>
          <text:p text:style-name="P5">&lt;lb&gt;  </text:p>
        </text:list-item>
        <text:list-item>
          <text:p text:style-name="P5">&lt;break&gt;</text:p>
        </text:list-item>
        <text:list-item>
          <text:p text:style-name="P96">&lt;br&gt;  </text:p>
        </text:list-item>
      </text:list>
      <text:p text:style-name="P1">5: What is the correct HTML for adding a background color?</text:p>
      <text:list xml:id="list2309960337" text:style-name="L5">
        <text:list-item>
          <text:p text:style-name="P6">&lt;body bg="yellow"&gt;  </text:p>
        </text:list-item>
        <text:list-item>
          <text:p text:style-name="P42">&lt;body style="background-color:yellow;"&gt;  </text:p>
        </text:list-item>
        <text:list-item>
          <text:p text:style-name="P70">&lt;background&gt;yellow&lt;/background&gt;</text:p>
        </text:list-item>
      </text:list>
      <text:p text:style-name="P1">6: Choose the correct HTML element to define important text</text:p>
      <text:list xml:id="list3785331262" text:style-name="L6">
        <text:list-item>
          <text:p text:style-name="P43">&lt;strong&gt;  </text:p>
        </text:list-item>
        <text:list-item>
          <text:p text:style-name="P7">&lt;important&gt;</text:p>
        </text:list-item>
        <text:list-item>
          <text:p text:style-name="P7">&lt;b&gt;</text:p>
        </text:list-item>
        <text:list-item>
          <text:p text:style-name="P71">&lt;i&gt;</text:p>
        </text:list-item>
      </text:list>
      <text:p text:style-name="P1">7: Choose the correct HTML element to define emphasized text</text:p>
      <text:list xml:id="list3010890660" text:style-name="L7">
        <text:list-item>
          <text:p text:style-name="P8">&lt;italic&gt;  </text:p>
        </text:list-item>
        <text:list-item>
          <text:p text:style-name="P44">&lt;em&gt;  </text:p>
        </text:list-item>
        <text:list-item>
          <text:p text:style-name="P72">&lt;i&gt;</text:p>
        </text:list-item>
      </text:list>
      <text:p text:style-name="P1">8: What is the correct HTML for creating a hyperlink?</text:p>
      <text:list xml:id="list2406079840" text:style-name="L8">
        <text:list-item>
          <text:p text:style-name="P9">&lt;a url="http://www.w3schools.com"&gt;W3Schools.com&lt;/a&gt;  </text:p>
        </text:list-item>
        <text:list-item>
          <text:p text:style-name="P9"><text:soft-page-break/>&lt;a&gt;http://www.w3schools.com&lt;/a&gt;</text:p>
        </text:list-item>
        <text:list-item>
          <text:p text:style-name="P45">&lt;a href="http://www.w3schools.com"&gt;W3Schools&lt;/a&gt;  </text:p>
        </text:list-item>
        <text:list-item>
          <text:p text:style-name="P73">&lt;a name="http://www.w3schools.com"&gt;W3Schools.com&lt;/a&gt;</text:p>
        </text:list-item>
      </text:list>
      <text:p text:style-name="P1">9: Which character is used to indicate an end tag?</text:p>
      <text:list xml:id="list4229259479" text:style-name="L9">
        <text:list-item>
          <text:p text:style-name="P10">*  </text:p>
        </text:list-item>
        <text:list-item>
          <text:p text:style-name="P10">^</text:p>
        </text:list-item>
        <text:list-item>
          <text:p text:style-name="P46">/  </text:p>
        </text:list-item>
        <text:list-item>
          <text:p text:style-name="P74">&lt;</text:p>
        </text:list-item>
      </text:list>
      <text:p text:style-name="P1">10: How can you open a link in a new tab/browser window?</text:p>
      <text:list xml:id="list657354828" text:style-name="L10">
        <text:list-item>
          <text:p text:style-name="P11">&lt;a href="url" new&gt;  </text:p>
        </text:list-item>
        <text:list-item>
          <text:p text:style-name="P11">&lt;a href="url" target="new"&gt;</text:p>
        </text:list-item>
        <text:list-item>
          <text:p text:style-name="P97">&lt;a href="url" target="_blank"&gt;  </text:p>
        </text:list-item>
      </text:list>
      <text:p text:style-name="P1">11: Which of these elements are all &lt;table&gt; elements?</text:p>
      <text:list xml:id="list1416089027" text:style-name="L11">
        <text:list-item>
          <text:p text:style-name="P47">&lt;table&gt;&lt;tr&gt;&lt;td&gt;  </text:p>
        </text:list-item>
        <text:list-item>
          <text:p text:style-name="P12">&lt;table&gt;&lt;head&gt;&lt;tfoot&gt;</text:p>
        </text:list-item>
        <text:list-item>
          <text:p text:style-name="P12">&lt;thead&gt;&lt;body&gt;&lt;tr&gt;</text:p>
        </text:list-item>
        <text:list-item>
          <text:p text:style-name="P75">&lt;table&gt;&lt;tr&gt;&lt;tt&gt;</text:p>
        </text:list-item>
      </text:list>
      <text:p text:style-name="P1">12: Inline elements are normally displayed without starting a new line.</text:p>
      <text:list xml:id="list466599256" text:style-name="L12">
        <text:list-item>
          <text:p text:style-name="P48">True  </text:p>
        </text:list-item>
        <text:list-item>
          <text:p text:style-name="P76">False</text:p>
        </text:list-item>
      </text:list>
      <text:p text:style-name="P1">13: How can you make a numbered list?</text:p>
      <text:list xml:id="list4078175370" text:style-name="L13">
        <text:list-item>
          <text:p text:style-name="P49">&lt;ol&gt;  </text:p>
        </text:list-item>
        <text:list-item>
          <text:p text:style-name="P13">&lt;ul&gt;</text:p>
        </text:list-item>
        <text:list-item>
          <text:p text:style-name="P13">&lt;dl&gt;</text:p>
        </text:list-item>
        <text:list-item>
          <text:p text:style-name="P77">&lt;list&gt;</text:p>
        </text:list-item>
      </text:list>
      <text:p text:style-name="P1">14: How can you make a bulleted list?</text:p>
      <text:list xml:id="list2037624300" text:style-name="L14">
        <text:list-item>
          <text:p text:style-name="P14">&lt;dl&gt;  </text:p>
        </text:list-item>
        <text:list-item>
          <text:p text:style-name="P50">&lt;ul&gt;  </text:p>
        </text:list-item>
        <text:list-item>
          <text:p text:style-name="P14">&lt;ol&gt;</text:p>
        </text:list-item>
        <text:list-item>
          <text:p text:style-name="P78">&lt;list&gt;</text:p>
        </text:list-item>
      </text:list>
      <text:p text:style-name="P1">15: What is the correct HTML for making a checkbox?</text:p>
      <text:list xml:id="list1527032122" text:style-name="L15">
        <text:list-item>
          <text:p text:style-name="P51">&lt;input type="checkbox"&gt;  </text:p>
        </text:list-item>
        <text:list-item>
          <text:p text:style-name="P15">&lt;check&gt;</text:p>
        </text:list-item>
        <text:list-item>
          <text:p text:style-name="P15"><text:soft-page-break/>&lt;checkbox&gt;</text:p>
        </text:list-item>
        <text:list-item>
          <text:p text:style-name="P79">&lt;input type="check"&gt;</text:p>
        </text:list-item>
      </text:list>
      <text:p text:style-name="P1">16: What is the correct HTML for making a text input field?</text:p>
      <text:list xml:id="list1776533539" text:style-name="L16">
        <text:list-item>
          <text:p text:style-name="P16">&lt;textfield&gt;  </text:p>
        </text:list-item>
        <text:list-item>
          <text:p text:style-name="P16">&lt;input type="textfield"&gt;</text:p>
        </text:list-item>
        <text:list-item>
          <text:p text:style-name="P52">&lt;input type="text"&gt;  </text:p>
        </text:list-item>
        <text:list-item>
          <text:p text:style-name="P80">&lt;textinput type="text"&gt;</text:p>
        </text:list-item>
      </text:list>
      <text:p text:style-name="P1">17: What is the correct HTML for making a drop-down list?</text:p>
      <text:list xml:id="list452185360" text:style-name="L17">
        <text:list-item>
          <text:p text:style-name="P17">&lt;input type="dropdown"&gt;  </text:p>
        </text:list-item>
        <text:list-item>
          <text:p text:style-name="P53">&lt;select&gt;  </text:p>
        </text:list-item>
        <text:list-item>
          <text:p text:style-name="P17">&lt;input type="list"&gt;</text:p>
        </text:list-item>
        <text:list-item>
          <text:p text:style-name="P81">&lt;list&gt;</text:p>
        </text:list-item>
      </text:list>
      <text:p text:style-name="P1">18: What is the correct HTML for making a text area?</text:p>
      <text:list xml:id="list1613768504" text:style-name="L18">
        <text:list-item>
          <text:p text:style-name="P18">&lt;input type="textarea"&gt;  </text:p>
        </text:list-item>
        <text:list-item>
          <text:p text:style-name="P54">&lt;textarea&gt;  </text:p>
        </text:list-item>
        <text:list-item>
          <text:p text:style-name="P82">&lt;input type="textbox"&gt;</text:p>
        </text:list-item>
      </text:list>
      <text:p text:style-name="P1">19: What is the correct HTML for inserting an image?</text:p>
      <text:list xml:id="list487398092" text:style-name="L19">
        <text:list-item>
          <text:p text:style-name="P19">&lt;img href="image.gif" alt="MyImage"&gt;  </text:p>
        </text:list-item>
        <text:list-item>
          <text:p text:style-name="P19">&lt;img alt="MyImage"&gt;image.gif&lt;/img&gt;</text:p>
        </text:list-item>
        <text:list-item>
          <text:p text:style-name="P19">&lt;image src="image.gif" alt="MyImage"&gt;</text:p>
        </text:list-item>
        <text:list-item>
          <text:p text:style-name="P98">&lt;img src="image.gif" alt="MyImage"&gt;  </text:p>
        </text:list-item>
      </text:list>
      <text:p text:style-name="P1">20: What is the correct HTML for inserting a background image?</text:p>
      <text:list xml:id="list687964206" text:style-name="L20">
        <text:list-item>
          <text:p text:style-name="P55">&lt;body style="background-image:url(background.gif)"&gt;  </text:p>
        </text:list-item>
        <text:list-item>
          <text:p text:style-name="P20">&lt;background img="background.gif"&gt;</text:p>
        </text:list-item>
        <text:list-item>
          <text:p text:style-name="P83">&lt;body bg="background.gif"&gt;</text:p>
        </text:list-item>
      </text:list>
      <text:p text:style-name="P1">21: An &lt;iframe&gt; is used to display a web page within a web page.</text:p>
      <text:list xml:id="list3582651238" text:style-name="L21">
        <text:list-item>
          <text:p text:style-name="P21">False  </text:p>
        </text:list-item>
        <text:list-item>
          <text:p text:style-name="P56">True  </text:p>
        </text:list-item>
        <text:list-item>
          <text:p text:style-name="P84">There is no such thing as an &lt;iframe&gt;</text:p>
        </text:list-item>
      </text:list>
      <text:p text:style-name="P1">22: HTML comments start with &lt;!-- and end with --&gt;</text:p>
      <text:list xml:id="list2694189600" text:style-name="L22">
        <text:list-item>
          <text:p text:style-name="P22">False  </text:p>
        </text:list-item>
        <text:list-item>
          <text:p text:style-name="P99">True </text:p>
        </text:list-item>
      </text:list>
      <text:p text:style-name="P1">23: Block elements are normally displayed without starting a new line.</text:p>
      <text:list xml:id="list2586703783" text:style-name="L23">
        <text:list-item>
          <text:p text:style-name="P57"><text:soft-page-break/>False  </text:p>
        </text:list-item>
        <text:list-item>
          <text:p text:style-name="P85">True</text:p>
        </text:list-item>
      </text:list>
      <text:p text:style-name="P1">24: Which HTML element defines the title of a document?</text:p>
      <text:list xml:id="list2482372652" text:style-name="L24">
        <text:list-item>
          <text:p text:style-name="P58">&lt;title&gt;  </text:p>
        </text:list-item>
        <text:list-item>
          <text:p text:style-name="P23">&lt;meta&gt;</text:p>
        </text:list-item>
        <text:list-item>
          <text:p text:style-name="P86">&lt;head&gt;</text:p>
        </text:list-item>
      </text:list>
      <text:p text:style-name="P1">25: Which HTML attribute specifies an alternate text for an image, if the image cannot be displayed?</text:p>
      <text:list xml:id="list2510026366" text:style-name="L25">
        <text:list-item>
          <text:p text:style-name="P24">title  </text:p>
        </text:list-item>
        <text:list-item>
          <text:p text:style-name="P24">longdesc</text:p>
        </text:list-item>
        <text:list-item>
          <text:p text:style-name="P24">src</text:p>
        </text:list-item>
        <text:list-item>
          <text:p text:style-name="P100">alt  </text:p>
        </text:list-item>
      </text:list>
      <text:p text:style-name="P1">26: Which doctype is correct for HTML5?</text:p>
      <text:list xml:id="list4181135504" text:style-name="L26">
        <text:list-item>
          <text:p text:style-name="P25">&lt;!DOCTYPE HTML PUBLIC "-//W3C//DTD HTML 5.0//EN" "http://www.w3.org/TR/html5/strict.dtd"&gt;  </text:p>
        </text:list-item>
        <text:list-item>
          <text:p text:style-name="P25">&lt;!DOCTYPE HTML5&gt;</text:p>
        </text:list-item>
        <text:list-item>
          <text:p text:style-name="P101">&lt;!DOCTYPE html&gt;  </text:p>
        </text:list-item>
      </text:list>
      <text:p text:style-name="P1">27: Which HTML element is used to specify a footer for a document or section?</text:p>
      <text:list xml:id="list3753325168" text:style-name="L27">
        <text:list-item>
          <text:p text:style-name="P59">&lt;footer&gt;  </text:p>
        </text:list-item>
        <text:list-item>
          <text:p text:style-name="P26">&lt;section&gt;</text:p>
        </text:list-item>
        <text:list-item>
          <text:p text:style-name="P87">&lt;bottom&gt;</text:p>
        </text:list-item>
      </text:list>
      <text:p text:style-name="P1">28: In HTML, you can embed SVG elements directly into an HTML page.</text:p>
      <text:list xml:id="list2372662789" text:style-name="L28">
        <text:list-item>
          <text:p text:style-name="P27">False  </text:p>
        </text:list-item>
        <text:list-item>
          <text:p text:style-name="P102">True  </text:p>
        </text:list-item>
      </text:list>
      <text:p text:style-name="P1">29: What is the correct HTML element for playing video files?</text:p>
      <text:list xml:id="list1154499357" text:style-name="L29">
        <text:list-item>
          <text:p text:style-name="P60">&lt;video&gt;  </text:p>
        </text:list-item>
        <text:list-item>
          <text:p text:style-name="P28">&lt;media&gt;</text:p>
        </text:list-item>
        <text:list-item>
          <text:p text:style-name="P88">&lt;movie&gt;</text:p>
        </text:list-item>
      </text:list>
      <text:p text:style-name="P1">30: What is the correct HTML element for playing audio files?</text:p>
      <text:list xml:id="list1506760874" text:style-name="L30">
        <text:list-item>
          <text:p text:style-name="P61">&lt;audio&gt;  </text:p>
        </text:list-item>
        <text:list-item>
          <text:p text:style-name="P29">&lt;mp3&gt;</text:p>
        </text:list-item>
        <text:list-item>
          <text:p text:style-name="P89">&lt;sound&gt;</text:p>
        </text:list-item>
      </text:list>
      <text:p text:style-name="P1">31: The HTML global attribute, "contenteditable" is used to:</text:p>
      <text:list xml:id="list2286105473" text:style-name="L31">
        <text:list-item>
          <text:p text:style-name="P30"><text:soft-page-break/>Specifies a context menu for an element. The menu appears when a user right-clicks on the element  </text:p>
        </text:list-item>
        <text:list-item>
          <text:p text:style-name="P30">Update content from the server</text:p>
        </text:list-item>
        <text:list-item>
          <text:p text:style-name="P30">Return the position of the first found occurrence of content inside a string</text:p>
        </text:list-item>
        <text:list-item>
          <text:p text:style-name="P103">Specify whether the content of an element should be editable or not  </text:p>
        </text:list-item>
      </text:list>
      <text:p text:style-name="P108"> <text:span text:style-name="T1">Correct answer  </text:span></text:p>
      <text:p text:style-name="P1">32: In HTML, onblur and onfocus are:</text:p>
      <text:list xml:id="list237275007" text:style-name="L32">
        <text:list-item>
          <text:p text:style-name="P31">Style attributes  </text:p>
        </text:list-item>
        <text:list-item>
          <text:p text:style-name="P62">Event attributes  </text:p>
        </text:list-item>
        <text:list-item>
          <text:p text:style-name="P90">HTML elements</text:p>
        </text:list-item>
      </text:list>
      <text:p text:style-name="P1">33: Graphics defined by SVG is in which format?</text:p>
      <text:list xml:id="list736054208" text:style-name="L33">
        <text:list-item>
          <text:p text:style-name="P32">HTML  </text:p>
        </text:list-item>
        <text:list-item>
          <text:p text:style-name="P32">CSS</text:p>
        </text:list-item>
        <text:list-item>
          <text:p text:style-name="P104">XML  </text:p>
        </text:list-item>
      </text:list>
      <text:p text:style-name="P1">34: The HTML &lt;canvas&gt; element is used to:</text:p>
      <text:list xml:id="list1052282366" text:style-name="L34">
        <text:list-item>
          <text:p text:style-name="P63">draw graphics  </text:p>
        </text:list-item>
        <text:list-item>
          <text:p text:style-name="P33">display database records</text:p>
        </text:list-item>
        <text:list-item>
          <text:p text:style-name="P33">manipulate data in MySQL</text:p>
        </text:list-item>
        <text:list-item>
          <text:p text:style-name="P91">create draggable elements</text:p>
        </text:list-item>
      </text:list>
      <text:p text:style-name="P1">35: In HTML, which attribute is used to specify that an input field must be filled out?</text:p>
      <text:list xml:id="list770626460" text:style-name="L35">
        <text:list-item>
          <text:p text:style-name="P34">formvalidate  </text:p>
        </text:list-item>
        <text:list-item>
          <text:p text:style-name="P34">placeholder</text:p>
        </text:list-item>
        <text:list-item>
          <text:p text:style-name="P34">validate</text:p>
        </text:list-item>
        <text:list-item>
          <text:p text:style-name="P105">required  </text:p>
        </text:list-item>
      </text:list>
      <text:p text:style-name="P1">36: Which input type defines a slider control?</text:p>
      <text:list xml:id="list1243137938" text:style-name="L36">
        <text:list-item>
          <text:p text:style-name="P35">search  </text:p>
        </text:list-item>
        <text:list-item>
          <text:p text:style-name="P35">slider</text:p>
        </text:list-item>
        <text:list-item>
          <text:p text:style-name="P64">range  </text:p>
        </text:list-item>
        <text:list-item>
          <text:p text:style-name="P92">controls</text:p>
        </text:list-item>
      </text:list>
      <text:p text:style-name="P1">37: Which HTML element is used to display a scalar measurement within a range?</text:p>
      <text:list xml:id="list1956745206" text:style-name="L37">
        <text:list-item>
          <text:p text:style-name="P36">&lt;gauge&gt;  </text:p>
        </text:list-item>
        <text:list-item>
          <text:p text:style-name="P65"><text:soft-page-break/>&lt;meter&gt;  </text:p>
        </text:list-item>
        <text:list-item>
          <text:p text:style-name="P36">&lt;range&gt;</text:p>
        </text:list-item>
        <text:list-item>
          <text:p text:style-name="P93">&lt;measure&gt;</text:p>
        </text:list-item>
      </text:list>
      <text:p text:style-name="P1">38: Which HTML element defines navigation links?</text:p>
      <text:list xml:id="list1990882168" text:style-name="L38">
        <text:list-item>
          <text:p text:style-name="P37">&lt;navigate&gt;  </text:p>
        </text:list-item>
        <text:list-item>
          <text:p text:style-name="P37">&lt;navigation&gt;</text:p>
        </text:list-item>
        <text:list-item>
          <text:p text:style-name="P106">&lt;nav&gt;  </text:p>
        </text:list-item>
      </text:list>
      <text:p text:style-name="P1">39: In HTML, what does the &lt;aside&gt; element define?</text:p>
      <text:p text:style-name="P67">The ASCII character-set; to send information between computers on the Internet  </text:p>
      <text:list xml:id="list1470087553" text:style-name="L39">
        <text:list-item>
          <text:p text:style-name="P38">A navigation list to be shown at the left side of the page</text:p>
        </text:list-item>
        <text:list-item>
          <text:p text:style-name="P107">Content aside from the page content  </text:p>
        </text:list-item>
      </text:list>
      <text:p text:style-name="P1">40: Which HTML element is used to specify a header for a document or section?</text:p>
      <text:list xml:id="list2474509097" text:style-name="L40">
        <text:list-item>
          <text:p text:style-name="P66">&lt;header&gt;  </text:p>
        </text:list-item>
        <text:list-item>
          <text:p text:style-name="P39">&lt;head&gt;</text:p>
        </text:list-item>
        <text:list-item>
          <text:p text:style-name="P39">&lt;top&gt;</text:p>
        </text:list-item>
        <text:list-item>
          <text:p text:style-name="P94">&lt;section&gt;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54:30.754006730</meta:creation-date>
    <dc:date>2019-06-18T15:55:57.446434287</dc:date>
    <meta:editing-duration>PT1M29S</meta:editing-duration>
    <meta:editing-cycles>1</meta:editing-cycles>
    <meta:document-statistic meta:table-count="0" meta:image-count="0" meta:object-count="0" meta:page-count="6" meta:paragraph-count="176" meta:word-count="833" meta:character-count="4885" meta:non-whitespace-character-count="4229"/>
    <meta:generator>LibreOffice/6.0.7.3$Linux_X86_64 LibreOffice_project/00m0$Build-3</meta:generator>
  </office:meta>
</office:document-meta>
</file>